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ThroughputTimer.calculateSharedDelay( ThroughputInfo info , long milliSecPer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antThroughputTimer.ConstantThroughput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ThroughputTim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ThroughputTimer.getCalc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hroughputTimer.del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antThroughputTimer.getCalcMod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hroughputTimer.calculateDela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stantThroughputTimer.getThrough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hroughputTimer.setThroughput( double through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hroughputTimer.setCalcMode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ThroughputTi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hroughputTim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antThroughputTimer.calculateCurrentTarget( long curren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hroughputTim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ThroughputTim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hroughputTim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ThroughputTim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